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text-properties fo:color="#ff0000" officeooo:paragraph-rsid="00308370"/>
    </style:style>
    <style:style style:name="P7" style:family="paragraph" style:parent-style-name="Standard">
      <style:text-properties officeooo:paragraph-rsid="003861e7"/>
    </style:style>
    <style:style style:name="P8" style:family="paragraph" style:parent-style-name="Standard">
      <style:text-properties officeooo:rsid="00395c3d" officeooo:paragraph-rsid="00395c3d"/>
    </style:style>
    <style:style style:name="P9" style:family="paragraph" style:parent-style-name="Standard">
      <style:text-properties officeooo:rsid="003d49d9" officeooo:paragraph-rsid="003d49d9"/>
    </style:style>
    <style:style style:name="P10" style:family="paragraph" style:parent-style-name="Standard">
      <style:text-properties officeooo:rsid="0030b5f9" officeooo:paragraph-rsid="0030b5f9"/>
    </style:style>
    <style:style style:name="P11"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12" style:family="paragraph" style:parent-style-name="Title">
      <style:paragraph-properties fo:text-align="center" style:justify-single-word="false"/>
      <style:text-properties officeooo:paragraph-rsid="001237eb"/>
    </style:style>
    <style:style style:name="P13" style:family="paragraph" style:parent-style-name="Subtitle">
      <style:text-properties fo:language="en" fo:country="US" officeooo:paragraph-rsid="001237eb"/>
    </style:style>
    <style:style style:name="P14" style:family="paragraph" style:parent-style-name="Heading_20_1" style:list-style-name="WWNum5">
      <style:text-properties officeooo:paragraph-rsid="001237eb"/>
    </style:style>
    <style:style style:name="P15" style:family="paragraph" style:parent-style-name="Heading_20_2" style:list-style-name="WWNum5">
      <style:text-properties officeooo:paragraph-rsid="001237eb"/>
    </style:style>
    <style:style style:name="P16" style:family="paragraph" style:parent-style-name="Heading_20_3" style:list-style-name="WWNum5">
      <style:text-properties officeooo:paragraph-rsid="001237eb"/>
    </style:style>
    <style:style style:name="P17"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18" style:family="paragraph" style:parent-style-name="Standard">
      <style:text-properties officeooo:rsid="003f296e" officeooo:paragraph-rsid="003f296e"/>
    </style:style>
    <style:style style:name="P19" style:family="paragraph" style:parent-style-name="Standard">
      <style:text-properties officeooo:rsid="004f507d" officeooo:paragraph-rsid="004f507d"/>
    </style:style>
    <style:style style:name="T1" style:family="text">
      <style:text-properties style:text-scale="105%"/>
    </style:style>
    <style:style style:name="T2" style:family="text">
      <style:text-properties fo:font-weight="bold" style:font-weight-asian="bold"/>
    </style:style>
    <style:style style:name="T3" style:family="text">
      <style:text-properties style:font-name="Cambria" fo:font-size="28pt" fo:letter-spacing="-0.0071in" officeooo:rsid="0018ae2d" style:letter-kerning="true" style:font-size-asian="28pt" style:font-size-complex="28pt" style:text-scale="105%"/>
    </style:style>
    <style:style style:name="T4" style:family="text">
      <style:text-properties fo:letter-spacing="0.0154in"/>
    </style:style>
    <style:style style:name="T5" style:family="text">
      <style:text-properties fo:color="#ff0000"/>
    </style:style>
    <style:style style:name="T6" style:family="text">
      <style:text-properties fo:color="#ff0000" officeooo:rsid="00255dcf"/>
    </style:style>
    <style:style style:name="T7" style:family="text">
      <style:text-properties fo:color="#ff0000" officeooo:rsid="00308370"/>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fo:color="#c9211e" officeooo:rsid="0045b26a"/>
    </style:style>
    <style:style style:name="T12" style:family="text">
      <style:text-properties officeooo:rsid="00395c3d"/>
    </style:style>
    <style:style style:name="T13" style:family="text">
      <style:text-properties officeooo:rsid="0040efeb"/>
    </style:style>
    <style:style style:name="T14" style:family="text">
      <style:text-properties officeooo:rsid="0041b70a"/>
    </style:style>
    <style:style style:name="T15" style:family="text">
      <style:text-properties officeooo:rsid="0041ce43"/>
    </style:style>
    <style:style style:name="T16" style:family="text">
      <style:text-properties officeooo:rsid="00421061"/>
    </style:style>
    <style:style style:name="T17" style:family="text">
      <style:text-properties officeooo:rsid="0043544f"/>
    </style:style>
    <style:style style:name="T18" style:family="text">
      <style:text-properties officeooo:rsid="004891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p>
      <text:p text:style-name="P1"/>
      <text:p text:style-name="P12"><text:span text:style-name="T3">Assignment 1</text:span><text:span text:style-name="T1"> (40%)</text:span></text:p>
      <text:p text:style-name="P13">Simulation for Business Decision Making</text:p>
      <text:p text:style-name="P3">Alexander J Ohrt</text:p>
      <text:p text:style-name="P3">UPC</text:p>
      <text:p text:style-name="P3">alexander.johansen.ohrt@estudiantat.upc.edu</text:p>
      <text:p text:style-name="P11"/>
      <text:list xml:id="list3363116569" text:style-name="WWNum5">
        <text:list-item>
          <text:h text:style-name="P14" text:outline-level="1">Abstract.</text:h>
        </text:list-item>
      </text:list>
      <text:p text:style-name="P2">A brief and concise description of what is going to be analyzed, the problem and the solution proposed. </text:p>
      <text:p text:style-name="P2"/>
      <text:list xml:id="list163117601347503" text:continue-numbering="true" text:style-name="WWNum5">
        <text:list-item>
          <text:h text:style-name="P14" text:outline-level="1">System description, introduction.</text:h>
        </text:list-item>
      </text:list>
      <text:p text:style-name="P2">This section <text:span text:style-name="T2">only contains the description of the system to be modeled</text:span> (not the problem, not the data), other elements must be described on the subsequent sections of the document.</text:p>
      <text:p text:style-name="P2"/>
      <text:list xml:id="list163116852245343" text:continue-numbering="true" text:style-name="WWNum5">
        <text:list-item>
          <text:list>
            <text:list-item>
              <text:h text:style-name="P15"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63116767280621" text:continue-numbering="true" text:style-name="WWNum5">
        <text:list-item>
          <text:list>
            <text:list-item>
              <text:list>
                <text:list-item>
                  <text:h text:style-name="P16" text:outline-level="3"><text:bookmark text:name="Problems"/><text:bookmark text:name="Constraint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list xml:id="list163116306808681" text:continue-numbering="true" text:style-name="WWNum5">
        <text:list-item>
          <text:h text:style-name="P14" text:outline-level="1"><text:soft-page-break/>Problem description.</text:h>
        </text:list-item>
      </text:list>
      <text:p text:style-name="P2">Describe the problem you want to solve using simulation. Be as clear and concise as possible.</text:p>
      <text:p text:style-name="P2"/>
      <text:list xml:id="list163116989112920" text:continue-numbering="true" text:style-name="WWNum5">
        <text:list-item>
          <text:list>
            <text:list-item>
              <text:h text:style-name="P15" text:outline-level="2">Hypotheses/Restrictions in the<text:span text:style-name="T4"> </text:span>model</text:h>
              <text:list>
                <text:list-item>
                  <text:h text:style-name="P16" text:outline-level="3">Structural Hypotheses, not dependent on the implementation.</text:h>
                </text:list-item>
              </text:list>
            </text:list-item>
          </text:list>
        </text:list-item>
      </text:list>
      <text:p text:style-name="P2"/>
      <text:p text:style-name="P7">STR_01: <text:span text:style-name="T12">The</text:span> supermarket owns 3 cashiers.</text:p>
      <text:p text:style-name="P8">STR_02: The supermarket has one automatic payment station. </text:p>
      <text:p text:style-name="P9">STR_03. The supermarket should be empty when it closes. <text:span text:style-name="T11">This has not been taken into account yet! (But check example from Bank of Fortuna V3.0, using a couple of “Tests”).</text:span></text:p>
      <text:p text:style-name="P7"/>
      <text:list xml:id="list163116872671619" text:continue-numbering="true" text:style-name="WWNum5">
        <text:list-item>
          <text:list>
            <text:list-item>
              <text:list>
                <text:list-item>
                  <text:h text:style-name="P16" text:outline-level="3">Simplifying Hypotheses, restrictions of the model.</text:h>
                </text:list-item>
              </text:list>
            </text:list-item>
          </text:list>
        </text:list-item>
      </text:list>
      <text:p text:style-name="P2"/>
      <text:p text:style-name="P2"><text:span text:style-name="T18">A</text:span>s an example, one can define (SIM for simplification, STR for structural and DAT for data assumptions). On red the assumptions that are not yet validated, but will be used on the model execution.</text:p>
      <text:p text:style-name="P2"/>
      <text:p text:style-name="P2">SIM_01: <text:span text:style-name="T8">The day of the week (or time of year) will not be considered. </text:span><text:span text:style-name="T14">Thus the distributions for the arrivals, process of choosing items, paying and leaving are the same for all six days of the work</text:span><text:span text:style-name="T15">week.</text:span></text:p>
      <text:p text:style-name="P2">SIM_02: <text:span text:style-name="T9">Lunch break for the cashiers will not be considered. </text:span></text:p>
      <text:p text:style-name="P2">SIM_03: <text:span text:style-name="T9">Change of shifts will not be considered. </text:span></text:p>
      <text:p text:style-name="P4">SIM_04: Assumed that the payment stations don’t break during the opening hours. </text:p>
      <text:p text:style-name="P10">SIM_05: The people that arrive and leave the store without buying anything are not taken into account. </text:p>
      <text:p text:style-name="P18">SIM_06: The waiting line has no limiting length. We will therefore not keep track of the length of the line during the simulation <text:span text:style-name="T13">(</text:span><text:span text:style-name="T16">except for the queue reports that </text:span><text:span text:style-name="T17">can be found via </text:span><text:span text:style-name="T16">GPSS)</text:span>. </text:p>
      <text:p text:style-name="P18"/>
      <text:p text:style-name="P19">3.1.3<text:tab/>Data Hypotheses</text:p>
      <text:p text:style-name="P2"/>
      <text:p text:style-name="P5"><text:span text:style-name="T5">DAT_01: The time for the cashier </text:span><text:span text:style-name="T6">to scan the items </text:span><text:span text:style-name="T5">is an exponential of 3 minutes.</text:span></text:p>
      <text:p text:style-name="P5"><text:span text:style-name="T5">DAT_0</text:span><text:span text:style-name="T7">2</text:span><text:span text:style-name="T5">: Th</text:span><text:span text:style-name="T7">e process of choosing items follows a uniform distribution from 4 to 10 minutes. </text:span></text:p>
      <text:p text:style-name="P6"/>
      <text:list xml:id="list163117486150214" text:continue-numbering="true" text:style-name="WWNum5">
        <text:list-item>
          <text:h text:style-name="P14" text:outline-level="1">Model specification.</text:h>
        </text:list-item>
      </text:list>
      <text:p text:style-name="P2">Use Petri Nets and SDL.</text:p>
      <text:list xml:id="list163117156419705" text:continue-numbering="true" text:style-name="WWNum5">
        <text:list-item>
          <text:h text:style-name="P14" text:outline-level="1">Implementation.</text:h>
        </text:list-item>
      </text:list>
      <text:p text:style-name="P2"><text:span text:style-name="T10">The model is i</text:span>mplement<text:span text:style-name="T10">ed</text:span> using GPSS. </text:p>
      <text:list xml:id="list163116752702877" text:continue-numbering="true" text:style-name="WWNum5">
        <text:list-item>
          <text:list>
            <text:list-item>
              <text:h text:style-name="P15" text:outline-level="2">Data.<text:bookmark text:name="_GoBack"/></text:h>
            </text:list-item>
          </text:list>
        </text:list-item>
      </text:list>
      <text:p text:style-name="P2">Describe the data you are going to use in the simulation defining the connection mechanism of this data with the model.</text:p>
      <text:list xml:id="list163117570412480" text:continue-numbering="true" text:style-name="WWNum5">
        <text:list-item>
          <text:h text:style-name="P14" text:outline-level="1">Results /Conclusions.</text:h>
        </text:list-item>
      </text:list>
      <text:p text:style-name="P2">Be as concise as possible, describe the main conclusions of the analysis d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3-07T15:38:36.789921976</dc:date>
    <meta:editing-duration>PT1H47M1S</meta:editing-duration>
    <meta:editing-cycles>37</meta:editing-cycles>
    <meta:generator>LibreOffice/6.4.7.2$Linux_X86_64 LibreOffice_project/40$Build-2</meta:generator>
    <meta:document-statistic meta:table-count="0" meta:image-count="0" meta:object-count="0" meta:page-count="2" meta:paragraph-count="50" meta:word-count="792" meta:character-count="4640" meta:non-whitespace-character-count="3899"/>
  </office:meta>
</office:document-meta>
</file>